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ilanka" svg:font-family="Chilanka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4pt" fo:font-weight="bold" officeooo:paragraph-rsid="0015efd9" style:font-size-asian="14pt" style:font-weight-asian="bold" style:font-size-complex="14pt" style:font-weight-complex="bold"/>
    </style:style>
    <style:style style:name="P2" style:family="paragraph" style:parent-style-name="Text_20_body">
      <style:text-properties fo:color="#000000" style:font-name="DejaVu Sans Mono" fo:font-size="14pt" officeooo:paragraph-rsid="001bbbc1" style:font-size-asian="14pt" style:font-size-complex="14pt"/>
    </style:style>
    <style:style style:name="P3" style:family="paragraph" style:parent-style-name="Text_20_body">
      <style:text-properties fo:color="#000000" style:font-name="DejaVu Sans Mono" fo:font-size="14pt" style:text-underline-style="none" fo:font-weight="normal" officeooo:rsid="001bbbc1" officeooo:paragraph-rsid="001bbbc1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color="#000000" style:font-name="DejaVu Sans Mono" fo:font-size="14pt" style:text-underline-style="none" fo:font-weight="normal" officeooo:rsid="001bbbc1" officeooo:paragraph-rsid="001f969a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color="#000000" style:font-name="DejaVu Sans Mono" fo:font-size="14pt" style:text-underline-style="solid" style:text-underline-width="auto" style:text-underline-color="font-color" fo:font-weight="bold" officeooo:rsid="001bbbc1" officeooo:paragraph-rsid="001bbbc1" style:font-size-asian="14pt" style:font-weight-asian="bold" style:font-size-complex="14pt" style:font-weight-complex="bold"/>
    </style:style>
    <style:style style:name="P6" style:family="paragraph" style:parent-style-name="Text_20_body">
      <style:text-properties fo:color="#000000" style:font-name="DejaVu Sans Mono" fo:font-size="14pt" style:text-underline-style="solid" style:text-underline-width="auto" style:text-underline-color="font-color" fo:font-weight="bold" officeooo:rsid="001bbbc1" officeooo:paragraph-rsid="001f969a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000000" style:font-name="DejaVu Sans Mono" fo:font-size="9pt" style:text-underline-style="solid" style:text-underline-width="auto" style:text-underline-color="font-color" fo:font-weight="bold" officeooo:rsid="001c884e" officeooo:paragraph-rsid="001c884e" style:font-size-asian="9pt" style:font-weight-asian="bold" style:font-size-complex="9pt" style:font-weight-complex="bold"/>
    </style:style>
    <style:style style:name="P8" style:family="paragraph" style:parent-style-name="Text_20_body">
      <style:text-properties fo:color="#000000" style:font-name="DejaVu Sans Mono" fo:font-size="9pt" style:text-underline-style="solid" style:text-underline-width="auto" style:text-underline-color="font-color" fo:font-weight="bold" officeooo:rsid="001c884e" officeooo:paragraph-rsid="001f969a" style:font-size-asian="9pt" style:font-weight-asian="bold" style:font-size-complex="9pt" style:font-weight-complex="bold"/>
    </style:style>
    <style:style style:name="P9" style:family="paragraph" style:parent-style-name="Text_20_body">
      <style:text-properties fo:color="#000000" style:font-name="DejaVu Sans Mono" fo:font-size="9pt" style:text-underline-style="none" fo:font-weight="normal" officeooo:rsid="001c884e" officeooo:paragraph-rsid="001c884e" style:font-size-asian="9pt" style:font-weight-asian="normal" style:font-size-complex="9pt" style:font-weight-complex="normal"/>
    </style:style>
    <style:style style:name="P10" style:family="paragraph" style:parent-style-name="Text_20_body">
      <style:text-properties fo:color="#000000" style:font-name="DejaVu Sans Mono" fo:font-size="9pt" style:text-underline-style="none" fo:font-weight="normal" officeooo:rsid="001c884e" officeooo:paragraph-rsid="001f969a" style:font-size-asian="9pt" style:font-weight-asian="normal" style:font-size-complex="9pt" style:font-weight-complex="normal"/>
    </style:style>
    <style:style style:name="P11" style:family="paragraph" style:parent-style-name="Text_20_body">
      <style:text-properties fo:color="#000000" style:font-name="DejaVu Sans Mono" fo:font-size="9pt" style:text-underline-style="none" fo:font-weight="normal" officeooo:rsid="001bbbc1" officeooo:paragraph-rsid="001f969a" style:font-size-asian="7.84999990463257pt" style:font-weight-asian="normal" style:font-size-complex="9pt" style:font-weight-complex="normal"/>
    </style:style>
    <style:style style:name="P12" style:family="paragraph" style:parent-style-name="Text_20_body">
      <style:text-properties fo:color="#000000" style:font-name="Liberation Serif" fo:font-size="9pt" style:text-underline-style="solid" style:text-underline-width="auto" style:text-underline-color="font-color" fo:font-weight="bold" officeooo:rsid="001c884e" officeooo:paragraph-rsid="001c884e" style:font-size-asian="9pt" style:font-weight-asian="bold" style:font-size-complex="9pt" style:font-weight-complex="bold"/>
    </style:style>
    <style:style style:name="P13" style:family="paragraph" style:parent-style-name="Text_20_body">
      <style:text-properties officeooo:paragraph-rsid="001bbbc1"/>
    </style:style>
    <style:style style:name="P14" style:family="paragraph" style:parent-style-name="Heading_20_2">
      <style:text-properties style:font-name="DejaVu Sans Mono" fo:font-size="14pt" officeooo:paragraph-rsid="0013b91f" style:font-size-asian="14pt" style:font-size-complex="14pt"/>
    </style:style>
    <style:style style:name="P15" style:family="paragraph" style:parent-style-name="Heading_20_2">
      <style:text-properties style:font-name="DejaVu Sans Mono" fo:font-size="14pt" officeooo:paragraph-rsid="0015efd9" style:font-size-asian="14pt" style:font-size-complex="14pt"/>
    </style:style>
    <style:style style:name="P16" style:family="paragraph" style:parent-style-name="Heading_20_2">
      <style:paragraph-properties fo:text-align="center" style:justify-single-word="false"/>
      <style:text-properties style:font-name="DejaVu Sans Mono" fo:font-size="15pt" officeooo:rsid="0013b91f" officeooo:paragraph-rsid="0013b91f" style:font-size-asian="15pt" style:font-size-complex="15pt"/>
    </style:style>
    <style:style style:name="P17" style:family="paragraph" style:parent-style-name="Heading_20_2">
      <style:paragraph-properties fo:text-align="center" style:justify-single-word="false"/>
      <style:text-properties style:font-name="DejaVu Sans Mono" fo:font-size="12pt" officeooo:rsid="0013b91f" officeooo:paragraph-rsid="002636a7" style:font-size-asian="12pt" style:font-size-complex="12pt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DejaVu Sans Mono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" style:family="text">
      <style:text-properties style:font-name="DejaVu Sans Mono" fo:font-size="9pt" style:font-size-asian="9pt" style:font-size-complex="9pt"/>
    </style:style>
    <style:style style:name="T3" style:family="text">
      <style:text-properties style:font-name="DejaVu Sans Mono" fo:font-size="9pt" officeooo:rsid="00292e25" style:font-size-asian="9pt" style:font-size-complex="9pt"/>
    </style:style>
    <style:style style:name="T4" style:family="text">
      <style:text-properties style:font-name="DejaVu Sans Mono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10pt" fo:font-style="italic" fo:font-weight="normal" officeooo:rsid="0013b91f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color="#62a73b"/>
    </style:style>
    <style:style style:name="T8" style:family="text">
      <style:text-properties fo:color="#62a73b" fo:font-size="12pt" style:font-size-asian="12pt" style:font-size-complex="12pt"/>
    </style:style>
    <style:style style:name="T9" style:family="text">
      <style:text-properties fo:color="#62a73b" fo:font-size="12pt" officeooo:rsid="0013b91f" style:font-size-asian="12pt" style:font-size-complex="12pt"/>
    </style:style>
    <style:style style:name="T10" style:family="text">
      <style:text-properties fo:color="#62a73b" fo:font-size="12pt" officeooo:rsid="0015efd9" style:font-size-asian="12pt" style:font-size-complex="12pt"/>
    </style:style>
    <style:style style:name="T11" style:family="text">
      <style:text-properties fo:color="#62a73b" fo:font-size="12pt" officeooo:rsid="001a9214" style:font-size-asian="12pt" style:font-size-complex="12pt"/>
    </style:style>
    <style:style style:name="T12" style:family="text">
      <style:text-properties fo:color="#62a73b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62a73b" fo:font-weight="normal" style:font-weight-asian="normal" style:font-weight-complex="normal"/>
    </style:style>
    <style:style style:name="T14" style:family="text">
      <style:text-properties fo:color="#62a73b" fo:font-size="9pt" fo:font-weight="normal" style:font-size-asian="9pt" style:font-weight-asian="normal" style:font-size-complex="9pt" style:font-weight-complex="normal"/>
    </style:style>
    <style:style style:name="T15" style:family="text">
      <style:text-properties fo:color="#62a73b" fo:font-size="9pt" style:font-size-asian="9pt" style:font-size-complex="9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officeooo:rsid="002109d6" style:font-size-asian="9pt" style:font-size-complex="9pt"/>
    </style:style>
    <style:style style:name="T18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9" style:family="text">
      <style:text-properties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9pt" fo:font-weight="normal" style:font-size-asian="9pt" style:font-weight-asian="normal" style:font-size-complex="9pt" style:font-weight-complex="normal"/>
    </style:style>
    <style:style style:name="T21" style:family="text">
      <style:text-properties fo:font-size="8pt" fo:font-style="italic" style:font-size-asian="8pt" style:font-style-asian="italic" style:font-size-complex="8pt" style:font-style-complex="italic"/>
    </style:style>
    <style:style style:name="T22" style:family="text">
      <style:text-properties fo:color="#000000" style:font-name="DejaVu Sans Mono" fo:font-size="9pt" style:text-underline-style="none" fo:font-weight="normal" officeooo:rsid="001bbbc1" style:font-size-asian="9pt" style:font-weight-asian="normal" style:font-size-complex="9pt" style:font-weight-complex="normal"/>
    </style:style>
    <style:style style:name="T23" style:family="text">
      <style:text-properties fo:color="#000000" style:font-name="DejaVu Sans Mono" fo:font-size="8pt" fo:font-style="italic" style:text-underline-style="none" fo:font-weight="normal" officeooo:rsid="001bbbc1" style:font-size-asian="8pt" style:font-style-asian="italic" style:font-weight-asian="normal" style:font-size-complex="8pt" style:font-style-complex="italic" style:font-weight-complex="normal"/>
    </style:style>
    <style:style style:name="T24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25" style:family="text">
      <style:text-properties fo:color="#000000" fo:font-size="9pt" style:font-size-asian="9pt" style:font-size-complex="9pt"/>
    </style:style>
    <style:style style:name="T26" style:family="text">
      <style:text-properties style:font-name="Liberation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7" style:family="text">
      <style:text-properties style:font-name="Liberation Sans" fo:font-size="9pt" style:font-size-asian="9pt" style:font-size-complex="9pt"/>
    </style:style>
    <style:style style:name="T28" style:family="tex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T29" style:family="text">
      <style:text-properties style:font-name="Liberation Serif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30" style:family="text">
      <style:text-properties style:font-name="Liberation Serif" fo:font-size="9pt" style:font-size-asian="9pt" style:font-size-complex="9pt"/>
    </style:style>
    <style:style style:name="T31" style:family="text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T32" style:family="text">
      <style:text-properties fo:font-weight="normal" officeooo:rsid="002345cc" style:font-weight-asian="normal" style:font-weight-complex="normal"/>
    </style:style>
    <style:style style:name="T33" style:family="text">
      <style:text-properties officeooo:rsid="00209c17"/>
    </style:style>
    <style:style style:name="T34" style:family="text">
      <style:text-properties officeooo:rsid="002345cc"/>
    </style:style>
    <style:style style:name="T35" style:family="text">
      <style:text-properties fo:color="#f58220"/>
    </style:style>
    <style:style style:name="T36" style:family="text">
      <style:text-properties fo:color="#f58220" style:font-name="DejaVu Sans Mono" fo:font-size="9pt" fo:font-weight="bold" style:font-size-asian="9pt" style:font-weight-asian="bold" style:font-size-complex="9pt" style:font-weight-complex="bold"/>
    </style:style>
    <style:style style:name="T37" style:family="text">
      <style:text-properties fo:color="#7da7d8" officeooo:rsid="00209c17"/>
    </style:style>
    <style:style style:name="T38" style:family="text">
      <style:text-properties fo:color="#7da7d8" style:font-name="DejaVu Sans Mono" fo:font-size="9pt" style:text-underline-style="none" fo:font-weight="normal" officeooo:rsid="001bbbc1" style:font-size-asian="9pt" style:font-weight-asian="normal" style:font-size-complex="9pt" style:font-weight-complex="normal"/>
    </style:style>
    <style:style style:name="T39" style:family="text">
      <style:text-properties fo:color="#aa55a1" style:font-name="DejaVu Sans Mono" fo:font-size="9pt" style:text-underline-style="none" fo:font-weight="normal" officeooo:rsid="001bbbc1" style:font-size-asian="9pt" style:font-weight-asian="normal" style:font-size-complex="9pt" style:font-weight-complex="normal"/>
    </style:style>
    <style:style style:name="T40" style:family="text">
      <style:text-properties fo:color="#aa55a1" officeooo:rsid="00209c17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209c17"/>
    </style:style>
    <style:style style:name="T43" style:family="text">
      <style:text-properties style:use-window-font-color="true" officeooo:rsid="002636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<text:span text:style-name="T43">Fonctions Natives </text:span>JavaScript</text:h>
      <text:h text:style-name="P17" text:outline-level="2"><text:span text:style-name="T35">Propriétés</text:span> <text:span text:style-name="T33">et </text:span><text:span text:style-name="T40">Méthodes</text:span></text:h>
      <text:h text:style-name="P14" text:outline-level="2"><text:span text:style-name="T9">Donner le n</text:span><text:span text:style-name="T8">ombre de caractères composant la chaîne :</text:span><text:span text:style-name="T6">(</text:span><text:span text:style-name="T5">appelé aussi longueur de chaîne</text:span><text:span text:style-name="T6">)</text:span></text:h>
      <text:p text:style-name="Text_20_body"><text:span text:style-name="T1">Syntaxe</text:span><text:span text:style-name="T2"><text:line-break/>In</text:span><text:span text:style-name="T3">teger (entier)</text:span><text:span text:style-name="T2"> chaine.length<text:line-break/><text:line-break/></text:span><text:span text:style-name="T1">Description</text:span><text:span text:style-name="T2"><text:line-break/>Propriété de type entier correspondant à la longueur, c'est-à-dire au nombre de caractères composant la chaîne de caractères.<text:line-break/>Attention, </text:span><text:span text:style-name="T36">length</text:span><text:span text:style-name="T2"> est une </text:span><text:span text:style-name="T4">propriété</text:span><text:span text:style-name="T2">, on écrit donc bien length, </text:span><text:span text:style-name="T4">sans les ()</text:span><text:span text:style-name="T2"> qui seraient nécessaires pour une méthode.<text:line-break/><text:line-break/>Une chaîne vide a une longueur nulle.<text:line-break/><text:line-break/>La propriété length est aussi utilisée sur les tableaux </text:span><text:a xlink:type="simple" xlink:href="https://www.toutjavascript.com/reference/reference.php?ref=Array&amp;parent=16" text:style-name="Internet_20_link" text:visited-style-name="Visited_20_Internet_20_Link"><text:span text:style-name="T2">Array</text:span></text:a><text:span text:style-name="T2"> pour déterminer le nombre d'éléments d'un tableau.</text:span></text:p>
      <text:p text:style-name="P12">Sources</text:p>
      <text:p text:style-name="P9"><text:a xlink:type="simple" xlink:href="https://www.toutjavascript.com/reference/ref-string.length.php" text:style-name="Internet_20_link" text:visited-style-name="Visited_20_Internet_20_Link">https://www.toutjavascript.com/reference/ref-string.length.php</text:a></text:p>
      <text:p text:style-name="P9"/>
      <text:h text:style-name="P15" text:outline-level="2"><text:span text:style-name="T10">Remplacer un caractère de</text:span><text:span text:style-name="T8"> la chaîne :</text:span></text:h>
      <text:p text:style-name="P2"><text:span text:style-name="T18">Syntaxe</text:span></text:p>
      <text:p text:style-name="P13"><text:span text:style-name="T22">machaine.</text:span><text:span text:style-name="T39">replace</text:span><text:span text:style-name="T22">() </text:span></text:p>
      <text:p text:style-name="P13"><text:span text:style-name="T23">ex. : </text:span><text:span text:style-name="Source_20_Text"><text:span text:style-name="T21">var chn = 'Twas the night before Xmas...';</text:span></text:span></text:p>
      <text:p text:style-name="P18"><text:span text:style-name="Source_20_Text"><text:span text:style-name="T21">var nouvChn = chn.replace(/xmas/i, 'Christmas');</text:span></text:span></text:p>
      <text:p text:style-name="P5"><text:span text:style-name="T16">Description</text:span></text:p>
      <text:p text:style-name="P3"><text:span text:style-name="T16">Cette méthode ne change pas l'objet </text:span><text:a xlink:type="simple" xlink:href="https://developer.mozilla.org/fr/docs/Web/JavaScript/Reference/Objets_globaux/String" text:style-name="Internet_20_link" text:visited-style-name="Visited_20_Internet_20_Link"><text:span text:style-name="Source_20_Text"><text:span text:style-name="T16">String</text:span></text:span></text:a><text:span text:style-name="T16"> auquel elle est appliquée. Elle retourne simplement une nouvelle chaîne de caractères.</text:span></text:p>
      <text:p text:style-name="Text_20_body">Pour réaliser une recherche et remplacement global(e), incluez le commutateur <text:span text:style-name="Source_20_Text">g</text:span> dans l'expression régulière.</text:p>
      <text:p text:style-name="P7">Sources</text:p>
      <text:p text:style-name="P9"><text:a xlink:type="simple" xlink:href="https://developer.mozilla.org/fr/docs/Web/JavaScript/Reference/Objets_globaux/String/replace" text:style-name="Internet_20_link" text:visited-style-name="Visited_20_Internet_20_Link">https://developer.mozilla.org/fr/docs/Web/JavaScript/Reference/Objets_globaux/String/replace</text:a></text:p>
      <text:p text:style-name="P9"><text:a xlink:type="simple" xlink:href="https://www.toutjavascript.com/reference/ref-string.replace.php" text:style-name="Internet_20_link" text:visited-style-name="Visited_20_Internet_20_Link">https://www.toutjavascript.com/reference/ref-string.replace.php</text:a></text:p>
      <text:p text:style-name="P9"/>
      <text:p text:style-name="P1"><text:span text:style-name="T8">Concaténer les deux chaines de caractères :</text:span></text:p>
      <text:p text:style-name="P6"><text:span text:style-name="T16">Syntaxe</text:span></text:p>
      <text:p text:style-name="P4"><text:span text:style-name="T16">chaine+chaine2 </text:span><text:span text:style-name="T17">(recommandé)</text:span></text:p>
      <text:p text:style-name="P6"><text:span text:style-name="T16">Description</text:span></text:p>
      <text:p text:style-name="P11">La méthode <text:span text:style-name="Source_20_Text"><text:span text:style-name="Strong_20_Emphasis">concat(), </text:span></text:span><text:span text:style-name="Source_20_Text"><text:span text:style-name="Strong_20_Emphasis"><text:span text:style-name="T32">fonction native</text:span></text:span></text:span><text:span text:style-name="Source_20_Text"><text:span text:style-name="Strong_20_Emphasis"><text:span text:style-name="T34">,</text:span></text:span></text:span>combine le texte de plusieurs chaînes avec la chaîne appelante et renvoie la nouvelle chaîne ainsi formée.</text:p>
      <text:p text:style-name="P1"><text:soft-page-break/><text:span text:style-name="T24">Il est fortement recommandé d'utiliser les </text:span><text:a xlink:type="simple" xlink:href="https://developer.mozilla.org/fr/docs/Web/JavaScript/Reference/Opérateurs/Opérateurs_d_affectation" text:style-name="Internet_20_link" text:visited-style-name="Visited_20_Internet_20_Link">opérateurs d'affectation</text:a><text:span text:style-name="T24"> (+, +=) plutôt que la méthode </text:span><text:span text:style-name="Source_20_Text"><text:span text:style-name="T24">concat()</text:span></text:span><text:span text:style-name="T24"> pour des raisons de performance. Voir ce </text:span><text:a xlink:type="simple" xlink:href="https://jsperf.com/string-concat-vs-array-join-vs-template-strings2" text:style-name="Internet_20_link" text:visited-style-name="Visited_20_Internet_20_Link">test de perfomance</text:a><text:span text:style-name="T24">.</text:span></text:p>
      <text:p text:style-name="P8">Sources</text:p>
      <text:p text:style-name="P10"><text:a xlink:type="simple" xlink:href="https://developer.mozilla.org/fr/docs/Web/JavaScript/Reference/Objets_globaux/String/concat" text:style-name="Internet_20_link" text:visited-style-name="Visited_20_Internet_20_Link">https://developer.mozilla.org/fr/docs/Web/JavaScript/Reference/Objets_globaux/String/concat</text:a></text:p>
      <text:p text:style-name="P10"><text:a xlink:type="simple" xlink:href="https://www.toutjavascript.com/reference/ref-string.concat.php" text:style-name="Internet_20_link" text:visited-style-name="Visited_20_Internet_20_Link">https://www.toutjavascript.com/reference/ref-string.concat.php</text:a></text:p>
      <text:p text:style-name="P1"/>
      <text:p text:style-name="P1"><text:span text:style-name="T8">Afficher le cinquième caractère de la chaîne :</text:span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ilanka" svg:font-family="Chilanka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9:58:39.685136460</meta:creation-date>
    <dc:date>2019-10-31T11:57:46.737211065</dc:date>
    <meta:editing-duration>PT6H40M33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216" meta:character-count="1826" meta:non-whitespace-character-count="1633"/>
  </office:meta>
</office:document-meta>
</file>